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20"/>
    <style:style style:name="P2" style:family="paragraph" style:parent-style-name="Text_20_body" style:list-style-name="L2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Annexe A : Quelle version de Python choisir ?</text:h>
      <text:p text:style-name="Text_20_body">Il existe 3 branches pour les versions de Python :</text:p>
      <text:list xml:id="list234202475" text:style-name="L20">
        <text:list-item>
          <text:p text:style-name="P1">La branche 1.X, héritage de très vieux projets, aujourd'hui désuète et heureusement très rare.</text:p>
        </text:list-item>
        <text:list-item>
          <text:p text:style-name="P1"><text:span text:style-name="T1">La branche 2.X, la plus répandue mais qui n'évolue plus.</text:span> </text:p>
        </text:list-item>
        <text:list-item>
          <text:p text:style-name="P1">La branche 3.X, le future de Python. Tous les efforts de développement lui sont consacrés.</text:p>
        </text:list-item>
      </text:list>
      <text:p text:style-name="Text_20_body">Intuitivement on voudrait donc se tourner vers la version 3.2, seulement <text:span text:style-name="T1">cette version est <text:s/>incompatible avec les versions de la branche 2.X, qui sont elles compatibles entre elles</text:span>. Or, tous les projets qui utilisent Python le font avec une version de la branche 2.X : Mac OS utilise la version 2.6, Ubuntu la 2.7, Django vient tout juste d'arrêter le support de la <text:s/>2.4, etc.</text:p>
      <text:p text:style-name="Text_20_body">L'effort de conversion d'un code de la branche 2.X à la branche 3.X n'est généralement pas énorme grâce au travail de l'équipe de développement du langage. La version 2.7 sert de transition, récupérant des backports et corrections de bugs de la branche 3.X, et en bénéficiant d'<text:span text:style-name="T1">un outil appelé « 2to3 » qui permet d'automatiser au maximum la conversion d'un code 2.X</text:span>.</text:p>
      <text:p text:style-name="Text_20_body">Mais l'effort de conversion de <text:span text:style-name="T2">toute</text:span> la masse de code, lui, est énorme et prendra des années. L'annexe des bibliothèques recommandées vous donnera un aperçu de celles qui devront être compatibles 3.X avant qu'on puisse être aussi productif avec cette nouvelle branche. En clair, <text:span text:style-name="T1">à moins de vouloir réinventer la roue, le fil à couper le beurre et l'eau chaude, la version 2.7 s'impose.</text:span> De plus, pas de souci pour le support : Google a énormément de code en Python qui date d'avant Python 3<text:note text:id="ftn1" text:note-class="footnote"><text:note-citation>1</text:note-citation><text:note-body><text:p text:style-name="Footnote">Youtube est codé en Python, et il était là avant cette version soit prête pour la production.</text:p></text:note-body></text:note> et ils ont embauché le créateur du langage à plein temps.</text:p>
      <text:p text:style-name="Text_20_body">Si vous êtes curieux, vous aurez aussi remarqué qu'il existe d'autres implémentation de Python<text:note text:id="ftn0" text:note-class="footnote"><text:note-citation>2</text:note-citation><text:note-body><text:p text:style-name="Footnote">L'implémentation que nous utilisons dans ce livre est la plus courante, écrite en C et appelée « CPython ».</text:p></text:note-body></text:note> :</text:p>
      <text:list xml:id="list616529227" text:style-name="L21">
        <text:list-item>
          <text:p text:style-name="P2">« Unladden shallow<text:note text:id="ftn2" text:note-class="footnote"><text:note-citation>3</text:note-citation><text:note-body><text:p text:style-name="Footnote">C'est bien une référence au film « Sacré Graal », tout comme Python s'appelle ainsi en l'honneur des Monthy Python</text:p></text:note-body></text:note> » : <text:s/>implémentation expérimentale abandonnée qui visait la performance.</text:p>
        </text:list-item>
        <text:list-item>
          <text:p text:style-name="P2">« Jython » : une implémentation stable qui permet de coder en Python pour la machine virtuelle Java.</text:p>
        </text:list-item>
        <text:list-item>
          <text:p text:style-name="P2">« Iron Python » : une implémentation stable qui permet de coder en Python pour l'environnement .Net.</text:p>
        </text:list-item>
        <text:list-item>
          <text:p text:style-name="P2">« PyPy<text:note text:id="ftn3" text:note-class="footnote"><text:note-citation>4</text:note-citation><text:note-body><text:p text:style-name="Footnote">À ne pas confondre avec PyPi, le serveur de packages Python.</text:p></text:note-body></text:note> » : une implémentation expérimentale populaire de Python... en Python.</text:p>
        </text:list-item>
      </text:list>
      <text:p text:style-name="Text_20_body">À moins d'avoir des besoins très spécifiques, vous n'aurez pas à les 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left="0cm" fo:margin-right="0cm" fo:text-align="start" style:justify-single-word="false" fo:text-indent="0cm" style:auto-text-indent="false" style:shadow="none"/>
      <style:text-properties style:font-name="Courier New"/>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hapitre " style:num-suffix=" :" style:num-format="Native Numbering">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initial-creator>kevin</meta:initial-creator>
    <meta:creation-date>2007-03-27T14:45:53</meta:creation-date>
    <dc:language>fr-FR</dc:language>
    <meta:editing-cycles>1728</meta:editing-cycles>
    <meta:editing-duration>P3DT53M18S</meta:editing-duration>
    <dc:date>2011-10-16T16:50:40</dc:date>
    <dc:creator>kevin </dc:creator>
    <meta:document-statistic meta:table-count="0" meta:image-count="0" meta:object-count="0" meta:page-count="1" meta:paragraph-count="18" meta:word-count="446" meta:character-count="2552" meta:non-whitespace-character-count="2131"/>
    <meta:user-defined meta:name="Info 1"/>
    <meta:user-defined meta:name="Info 2"/>
    <meta:user-defined meta:name="Info 3"/>
    <meta:user-defined meta:name="Info 4"/>
  </office:meta>
</office:document-meta>
</file>